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8aa" officeooo:paragraph-rsid="000f78aa"/>
    </style:style>
    <style:style style:name="T1" style:family="text">
      <style:text-properties officeooo:rsid="00112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oha. <text:span text:style-name="T1">boo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5:06:26.782000000</meta:creation-date>
    <dc:date>2014-11-11T15:09:12.724000000</dc:date>
    <meta:editing-duration>PT27S</meta:editing-duration>
    <meta:editing-cycles>2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